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 sans" svg:font-family="'open sans', sans-serif"/>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line-height="115%" fo:text-indent="0cm" style:auto-text-indent="false" style:writing-mode="lr-tb"/>
    </style:style>
    <style:style style:name="P2" style:family="paragraph" style:parent-style-name="Standard">
      <style:paragraph-properties fo:margin-left="0cm" fo:margin-right="0cm" fo:line-height="115%" fo:text-indent="0cm" style:auto-text-indent="false" style:writing-mode="lr-tb"/>
      <style:text-properties officeooo:paragraph-rsid="001027c0"/>
    </style:style>
    <style:style style:name="P3" style:family="paragraph" style:parent-style-name="Standard">
      <style:paragraph-properties fo:margin-left="0cm" fo:margin-right="0cm" fo:line-height="115%" fo:text-indent="0cm" style:auto-text-indent="false" style:writing-mode="lr-tb"/>
      <style:text-properties officeooo:rsid="000f8103" officeooo:paragraph-rsid="000f8103"/>
    </style:style>
    <style:style style:name="P4" style:family="paragraph" style:parent-style-name="Standard">
      <style:paragraph-properties fo:margin-left="0cm" fo:margin-right="0cm" fo:line-height="115%" fo:text-indent="0cm" style:auto-text-indent="false" style:writing-mode="lr-tb"/>
      <style:text-properties officeooo:rsid="001027c0" officeooo:paragraph-rsid="001027c0"/>
    </style:style>
    <style:style style:name="P5" style:family="paragraph" style:parent-style-name="Standard">
      <style:paragraph-properties fo:margin-left="0cm" fo:margin-right="0cm" fo:line-height="115%" fo:text-indent="0cm" style:auto-text-indent="false" style:writing-mode="lr-tb"/>
      <style:text-properties officeooo:rsid="0010fb9f" officeooo:paragraph-rsid="0010fb9f"/>
    </style:style>
    <style:style style:name="P6" style:family="paragraph" style:parent-style-name="Standard">
      <style:paragraph-properties fo:margin-left="0cm" fo:margin-right="0cm" fo:line-height="115%" fo:text-indent="0cm" style:auto-text-indent="false" style:writing-mode="lr-tb"/>
      <style:text-properties officeooo:rsid="0010fb9f" officeooo:paragraph-rsid="0012aa43"/>
    </style:style>
    <style:style style:name="P7" style:family="paragraph" style:parent-style-name="Standard">
      <style:paragraph-properties fo:margin-left="0cm" fo:margin-right="0cm" fo:line-height="115%" fo:text-indent="0cm" style:auto-text-indent="false" style:writing-mode="lr-tb"/>
      <style:text-properties officeooo:rsid="0012aa43" officeooo:paragraph-rsid="0012aa43"/>
    </style:style>
    <style:style style:name="P8" style:family="paragraph" style:parent-style-name="Standard">
      <style:paragraph-properties fo:margin-left="1.27cm" fo:margin-right="0cm" fo:line-height="115%" fo:text-indent="0cm" style:auto-text-indent="false" style:writing-mode="lr-tb"/>
    </style:style>
    <style:style style:name="P9" style:family="paragraph" style:parent-style-name="Standard">
      <style:paragraph-properties fo:margin-left="0cm" fo:margin-right="0cm" fo:line-height="115%" fo:text-indent="0cm" style:auto-text-indent="false" style:writing-mode="lr-tb"/>
      <style:text-properties officeooo:rsid="001027c0" officeooo:paragraph-rsid="001027c0"/>
    </style:style>
    <style:style style:name="P10" style:family="paragraph" style:parent-style-name="Standard">
      <style:paragraph-properties fo:margin-left="0cm" fo:margin-right="0cm" fo:line-height="115%" fo:text-indent="0cm" style:auto-text-indent="false" style:writing-mode="lr-tb"/>
      <style:text-properties officeooo:rsid="0012aa43" officeooo:paragraph-rsid="0012aa43"/>
    </style:style>
    <style:style style:name="P11" style:family="paragraph" style:parent-style-name="Text_20_body" style:list-style-name="L1">
      <style:paragraph-properties fo:line-height="115%" fo:text-align="start" style:justify-single-word="false" style:writing-mode="lr-tb"/>
      <style:text-properties fo:font-variant="normal" fo:text-transform="none" fo:color="#333333" style:font-name="open sans" fo:font-size="10.5pt" fo:letter-spacing="normal" fo:font-style="normal" fo:font-weight="normal" officeooo:paragraph-rsid="000f8103"/>
    </style:style>
    <style:style style:name="P12" style:family="paragraph" style:parent-style-name="Text_20_body" style:list-style-name="L1">
      <style:paragraph-properties fo:margin-top="0cm" fo:margin-bottom="0cm" loext:contextual-spacing="false" style:line-height-at-least="0.529cm" fo:text-align="start" style:justify-single-word="false" fo:orphans="2" fo:widows="2" fo:padding="0cm" fo:border="none"/>
      <style:text-properties fo:font-variant="normal" fo:text-transform="none" fo:color="#333333" style:font-name="open sans" fo:font-size="10.5pt" fo:letter-spacing="normal" fo:font-style="normal" fo:font-weight="normal"/>
    </style:style>
    <style:style style:name="T1" style:family="text">
      <style:text-properties officeooo:rsid="000f8103"/>
    </style:style>
    <style:style style:name="T2" style:family="text">
      <style:text-properties officeooo:rsid="001027c0"/>
    </style:style>
    <style:style style:name="T3" style:family="text">
      <style:text-properties officeooo:rsid="0010fb9f"/>
    </style:style>
    <style:style style:name="T4" style:family="text">
      <style:text-properties officeooo:rsid="0012aa43"/>
    </style:style>
    <style:style style:name="T5" style:family="text">
      <style:text-properties officeooo:rsid="0013a7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USINESS DATA PROCESSING WITH PHYTON HOMEWORK#2</text:h>
      <text:p text:style-name="P1"/>
      <text:p text:style-name="P1"/>
      <text:p text:style-name="P1">In this problem, there is a classification in accordance with age. A possible solution is written in this document.</text:p>
      <text:p text:style-name="P1"/>
      <text:p text:style-name="P1"><text:span text:style-name="T1">As first step, b</text:span>ecause the age is asked from the user, INPUT command should be put. Via INPUT command, there would be a value to decide on. <text:span text:style-name="T3">Also it’s not string, the age is a number. Thus, INPUT command should be define as number.</text:span></text:p>
      <text:p text:style-name="P1"/>
      <text:p text:style-name="P3">To tell back the category of age, there should be PRINT command which give results based on the classification among categories.</text:p>
      <text:p text:style-name="P1"/>
      <text:p text:style-name="P1"><text:span text:style-name="T1">T</text:span>he age is simply divided into two in first step as adult<text:span text:style-name="T3">s</text:span> and children. <text:span text:style-name="T1">Then, children is divided into three categories(including itself) which are adolescent, children and infant. The PRINT command gives result based on the specific information, following as:</text:span></text:p>
      <text:p text:style-name="P1"/>
      <text:list xml:id="list2321726401" text:style-name="L1">
        <text:list-item>
          <text:list>
            <text:list-item>
              <text:p text:style-name="P11"><text:bookmark text:name="yui_3_17_2_1_1570555752479_163"/>Adults are ages above 19.</text:p>
            </text:list-item>
            <text:list-item>
              <text:p text:style-name="P11"><text:bookmark text:name="yui_3_17_2_1_1570555752479_178"/>Children are ages 0 to 19 (inclusive) of which</text:p>
            </text:list-item>
            <text:list-item>
              <text:p text:style-name="P12">Adolescents are 10 to 19 (inclusive).</text:p>
            </text:list-item>
            <text:list-item>
              <text:p text:style-name="P12">Infants are age less than 1.</text:p>
            </text:list-item>
          </text:list>
        </text:list-item>
      </text:list>
      <text:p text:style-name="P8"/>
      <text:p text:style-name="P1"/>
      <text:p text:style-name="P2">IF command should be used in order to classify between being adult and children. <text:span text:style-name="T2">There can be three variables as x, y, z which are assigned values of 19, 10, 1 respectively. </text:span></text:p>
      <text:p text:style-name="P2"/>
      <text:p text:style-name="P4">The answers that leads to being included in adult category makes this programme achieved its goal. If the input is bigger than condition of being adult which is x ( 19 ) , then the user is defined as adult.</text:p>
      <text:p text:style-name="P1"/>
      <text:p text:style-name="P4">If the input is between 10 and 19 (inclusive), the user should be defined as adolescent. It can be done through using ELIF command, which means else if. But since the input value is given between <text:s/>two determined values (10, 19), we need to use AND as well. The input value should satisfy the two conditions in order to be defined as adolescent; the input value should be equal or less than 19 and equal or more than 10. </text:p>
      <text:p text:style-name="P4"/>
      <text:p text:style-name="P5">The same logic can be applied to being included into children category as well. ELIF and AND commands are needed to determine the input value’s category. The only difference is, the value 10 is not inclusive and the value 1 is inclusive in this case. The equation should be set in accordance with this difference.</text:p>
      <text:p text:style-name="P5"/>
      <text:p text:style-name="P6">Lastly, there is infant category to define. Since age cannot be negative and we defined any positive number <text:span text:style-name="T4">except the values that leads to its category, we can use command of ELSE. </text:span></text:p>
      <text:p text:style-name="P7"><text:soft-page-break/>Though value of 1 defines the category of child, and the value of 0 logically defines unborn baby. Thus, in category of infant, it can be seen that there is an urging need for float data type rather than integer. For instance, an infant can be 6 month age, which equals to 0.5 age. In this way, infant category can be feasible, not redundant. <text:span text:style-name="T5">Thus, the num INPUT command at the beginning should be defined float data type.</text:span> <text:s/>For the input values of 1 and above, there are defined categories. <text:s/>Through using ELSE command, except those values, any input would be categorized as infant which points out interval between 0-1 ( not inclusive).</text:p>
      <text:p text:style-name="P6"/>
      <text:p text:style-name="P7">Finally, for every category defined there should be separate PRINT command to write the conclusion, which mentions the category of user.</text:p>
      <text:p text:style-name="P7"/>
      <text:p text:style-name="P7"/>
      <text:p text:style-name="P7"/>
      <text:p text:style-name="P7">Volkan Erek</text:p>
      <text:p text:style-name="P7"/>
      <text:p text:style-name="P7">214989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 sans" svg:font-family="'open sans', sans-serif"/>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_20_1" style:display-name="Heading 1" style:family="paragraph" style:parent-style-name="Heading" style:class="text"/>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Başlık_20_1_20_Char" style:display-name="Başlık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8T20:56:08.817000000</meta:creation-date>
    <dc:date>2019-10-08T21:38:45.694000000</dc:date>
    <meta:editing-duration>PT44S</meta:editing-duration>
    <meta:editing-cycles>2</meta:editing-cycles>
    <meta:generator>LibreOffice/6.3.2.2$Windows_X86_64 LibreOffice_project/98b30e735bda24bc04ab42594c85f7fd8be07b9c</meta:generator>
    <meta:document-statistic meta:table-count="0" meta:image-count="0" meta:object-count="0" meta:page-count="2" meta:paragraph-count="18" meta:word-count="535" meta:character-count="3007" meta:non-whitespace-character-count="2488"/>
  </office:meta>
</office:document-meta>
</file>